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1.2618in"/>
    </style:style>
    <style:style style:name="co4" style:family="table-column">
      <style:table-column-properties fo:break-before="auto" style:column-width="1.3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</table:table-row>
        <table:table-row table:style-name="ro1">
          <table:table-cell>
            <draw:frame table:end-cell-address="Sheet1.J45" table:end-x="0.3189in" table:end-y="0.0209in" draw:z-index="0" draw:style-name="gr1" svg:width="9.3138in" svg:height="6.522in" svg:x="0.3035in" svg:y="0.052in">
              <draw:object draw:notify-on-update-of-ranges="Sheet1.B3:Sheet1.B7 Sheet1.C2:Sheet1.C2 Sheet1.C3:Sheet1.C7 Sheet1.D2:Sheet1.D2 Sheet1.D3:Sheet1.D7 Sheet1.E2:Sheet1.E2 Sheet1.E3:Sheet1.E7 Sheet1.F2:Sheet1.F2 Sheet1.F3:Sheet1.F7 Sheet1.G2:Sheet1.G2 Sheet1.G3:Sheet1.G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15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Diaz</meta:initial-creator>
    <meta:creation-date>2011-11-30T15:01:38</meta:creation-date>
    <dc:date>2011-11-30T15:43:28</dc:date>
    <dc:creator>Miguel Diaz</dc:creator>
    <meta:editing-duration>PT00H11M10S</meta:editing-duration>
    <meta:editing-cycles>1</meta:editing-cycles>
    <meta:document-statistic meta:table-count="3" meta:cell-count="37" meta:object-count="1"/>
    <meta:generator>OpenOffice.org/3.2$Unix OpenOffice.org_project/320m12$Build-94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825" chart:maximum="0.84" chart:reverse-direction="false" text:line-break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58cm" svg:height="16.567cm" xlink:href=".." chart:class="chart:line" chart:style-name="ch1">
        <chart:title svg:x="5.955cm" svg:y="0.332cm" chart:style-name="ch2">
          <text:p>Cache size vs Cache Miss Rate for different associativities</text:p>
        </chart:title>
        <chart:legend chart:legend-position="end" svg:x="20.021cm" svg:y="7.251cm" chart:style-name="ch3"/>
        <chart:plot-area chart:style-name="ch4" table:cell-range-address="Sheet1.B2:Sheet1.G7" chart:data-source-has-labels="both" svg:x="0.745cm" svg:y="1.166cm" svg:width="18.804cm" svg:height="14.609cm">
          <chart:axis chart:dimension="x" chart:name="primary-x" chart:style-name="ch5">
            <chart:title svg:x="8.62cm" svg:y="15.534cm" chart:style-name="ch6">
              <text:p>Cache Size (in Kilobytes)</text:p>
            </chart:title>
            <chart:categories table:cell-range-address="Sheet1.B3:Sheet1.B7"/>
          </chart:axis>
          <chart:axis chart:dimension="y" chart:name="primary-y" chart:style-name="ch7">
            <chart:title svg:x="0.474cm" svg:y="10.208cm" chart:style-name="ch8">
              <text:p>Cache miss rate (in percent)</text:p>
            </chart:title>
            <chart:grid chart:style-name="ch9" chart:class="major"/>
          </chart:axis>
          <chart:series chart:style-name="ch10" chart:values-cell-range-address="Sheet1.C3:Sheet1.C7" chart:label-cell-address="Sheet1.C2:Sheet1.C2" chart:class="chart:line">
            <chart:data-point chart:repeated="5"/>
          </chart:series>
          <chart:series chart:style-name="ch11" chart:values-cell-range-address="Sheet1.D3:Sheet1.D7" chart:label-cell-address="Sheet1.D2:Sheet1.D2" chart:class="chart:line">
            <chart:data-point chart:repeated="5"/>
          </chart:series>
          <chart:series chart:style-name="ch12" chart:values-cell-range-address="Sheet1.E3:Sheet1.E7" chart:label-cell-address="Sheet1.E2:Sheet1.E2" chart:class="chart:line">
            <chart:data-point chart:repeated="5"/>
          </chart:series>
          <chart:series chart:style-name="ch13" chart:values-cell-range-address="Sheet1.F3:Sheet1.F7" chart:label-cell-address="Sheet1.F2:Sheet1.F2" chart:class="chart:line">
            <chart:data-point chart:repeated="5"/>
          </chart:series>
          <chart:series chart:style-name="ch14" chart:values-cell-range-address="Sheet1.G3:Sheet1.G7" chart:label-cell-address="Sheet1.G2:Sheet1.G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:Sheet1.C2">1-way Associative</text:p>
              </table:table-cell>
              <table:table-cell office:value-type="string">
                <text:p text:id="Sheet1.D2:Sheet1.D2">2-way Associative</text:p>
              </table:table-cell>
              <table:table-cell office:value-type="string">
                <text:p text:id="Sheet1.E2:Sheet1.E2">4-way Associative</text:p>
              </table:table-cell>
              <table:table-cell office:value-type="string">
                <text:p text:id="Sheet1.F2:Sheet1.F2">8-way Associative</text:p>
              </table:table-cell>
              <table:table-cell office:value-type="string">
                <text:p text:id="Sheet1.G2:Sheet1.G2">16-way Associative</text:p>
              </table:table-cell>
            </table:table-row>
          </table:table-header-rows>
          <table:table-rows>
            <table:table-row>
              <table:table-cell office:value-type="string">
                <text:p text:id="Sheet1.B3:Sheet1.B7">1</text:p>
              </table:table-cell>
              <table:table-cell office:value-type="float" office:value="0.839516">
                <text:p text:id="Sheet1.C3:Sheet1.C7">0.839516</text:p>
              </table:table-cell>
              <table:table-cell office:value-type="float" office:value="0.837043">
                <text:p text:id="Sheet1.D3:Sheet1.D7">0.837043</text:p>
              </table:table-cell>
              <table:table-cell office:value-type="float" office:value="0.837112">
                <text:p text:id="Sheet1.E3:Sheet1.E7">0.837112</text:p>
              </table:table-cell>
              <table:table-cell office:value-type="float" office:value="0.837202">
                <text:p text:id="Sheet1.F3:Sheet1.F7">0.837202</text:p>
              </table:table-cell>
              <table:table-cell office:value-type="float" office:value="0.837301">
                <text:p text:id="Sheet1.G3:Sheet1.G7">0.8373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36626">
                <text:p>0.836626</text:p>
              </table:table-cell>
              <table:table-cell office:value-type="float" office:value="0.834441">
                <text:p>0.834441</text:p>
              </table:table-cell>
              <table:table-cell office:value-type="float" office:value="0.833805">
                <text:p>0.833805</text:p>
              </table:table-cell>
              <table:table-cell office:value-type="float" office:value="0.833845">
                <text:p>0.833845</text:p>
              </table:table-cell>
              <table:table-cell office:value-type="float" office:value="0.833696">
                <text:p>0.8336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33487">
                <text:p>0.833487</text:p>
              </table:table-cell>
              <table:table-cell office:value-type="float" office:value="0.83312">
                <text:p>0.83312</text:p>
              </table:table-cell>
              <table:table-cell office:value-type="float" office:value="0.832881">
                <text:p>0.832881</text:p>
              </table:table-cell>
              <table:table-cell office:value-type="float" office:value="0.832782">
                <text:p>0.832782</text:p>
              </table:table-cell>
              <table:table-cell office:value-type="float" office:value="0.832822">
                <text:p>0.8328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6267">
                <text:p>0.826267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  <table:table-cell office:value-type="float" office:value="0.82589">
                <text:p>0.825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31">
                <text:p>0.825731</text:p>
              </table:table-cell>
              <table:table-cell office:value-type="float" office:value="0.825751">
                <text:p>0.825751</text:p>
              </table:table-cell>
              <table:table-cell office:value-type="float" office:value="0.82576">
                <text:p>0.82576</text:p>
              </table:table-cell>
              <table:table-cell office:value-type="float" office:value="0.825751">
                <text:p>0.825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